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8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81d41a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Subsystem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Peripheral</text:p>
          </table:table-cell>
          <table:table-cell table:style-name="ce1" office:value-type="string" calcext:value-type="string">
            <text:p>TR20 Signal</text:p>
          </table:table-cell>
          <table:table-cell table:style-name="ce1" office:value-type="string" calcext:value-type="string">
            <text:p>ESP32 Signal</text:p>
          </table:table-cell>
          <table:table-cell table:style-name="ce1" office:value-type="string" calcext:value-type="string">
            <text:p>ESP32 Mux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WROVER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  <table:table-cell/>
        </table:table-row>
        <table:table-row table:style-name="ro1">
          <table:table-cell table:style-name="ce4" office:value-type="string" calcext:value-type="string">
            <text:p>External memory bus</text:p>
          </table:table-cell>
          <table:table-cell table:style-name="ce4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015"/>
          <table:table-cell table:style-name="ce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SPI0</text:p>
          </table:table-cell>
          <table:table-cell table:style-name="ce4" office:value-type="string" calcext:value-type="string">
            <text:p>nc</text:p>
          </table:table-cell>
          <table:table-cell table:style-name="ce4"/>
          <table:table-cell table:style-name="ce6" office:value-type="string" calcext:value-type="string">
            <text:p>IO_MUX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1015"/>
          <table:table-cell table:style-name="ce6"/>
        </table:table-row>
        <table:table-row table:style-name="ro1" table:number-rows-repeated="2">
          <table:table-cell table:style-name="ce2" table:number-columns-repeated="8"/>
          <table:table-cell/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7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O0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7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7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7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7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7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IO2_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ESP usable GPIOS</text:p>
          </table:table-cell>
          <table:table-cell table:style-name="ce1" office:value-type="string" calcext:value-type="string">
            <text:p>Input only</text:p>
          </table:table-cell>
          <table:table-cell table:style-name="ce1" office:value-type="string" calcext:value-type="string">
            <text:p>Used by</text:p>
          </table:table-cell>
          <table:table-cell table:style-name="ce1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IO0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IO2_SD_DAT0" calcext:value-type="string">
            <text:p>IO2_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1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BUSY" calcext:value-type="string">
            <text:p>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CS" calcext:value-type="string">
            <text:p>!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CC_CS" calcext:value-type="string">
            <text:p>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 calcext:value-type="string">
            <text:p>PCA9555</text:p>
          </table:table-cell>
          <table:table-cell table:style-name="ce1" office:value-type="string" calcext:value-type="string">
            <text:p>TR20 Sign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QS_RESET</text:p>
          </table:table-cell>
          <table:table-cell office:value-type="string" calcext:value-type="string">
            <text:p>Hardware reset line for the IQS550 – maybe useful for getting into the bootloader, though a software command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0:55:30.072940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10-16T10:00:25.000641828</dc:date>
    <meta:editing-duration>P1DT7H36M19S</meta:editing-duration>
    <meta:editing-cycles>24</meta:editing-cycles>
    <meta:generator>LibreOffice/6.2.4.2.0$Linux_X86_64 LibreOffice_project/20$Build-2</meta:generator>
    <meta:document-statistic meta:table-count="2" meta:cell-count="380" meta:object-count="0"/>
  </office:meta>
</office:document-meta>
</file>